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5164ff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a070ca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a070ca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4819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a070ca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9638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a070ca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a070ca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9638*"/>
    </style:style>
    <style:style style:name="Tableau17.1" style:family="table-row">
      <style:table-row-properties style:min-row-height="2.29cm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a070ca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a070ca" fo:padding="0.097cm" fo:border="none">
        <style:background-image/>
      </style:table-cell-properties>
    </style:style>
    <style:style style:name="Tableau21" style:family="table">
      <style:table-properties style:width="17cm" fo:break-before="page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946d40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946d40" fo:padding="0.097cm" fo:border="none">
        <style:background-image/>
      </style:table-cell-properties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97cm" fo:border="0.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946d40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9638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946d40" fo:padding="0.097cm" fo:border="none">
        <style:background-image/>
      </style:table-cell-properties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background-color="#946d40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946d40" fo:padding="0.097cm" fo:border="none">
        <style:background-image/>
      </style:table-cell-properties>
    </style:style>
    <style:style style:name="Tableau28" style:family="table">
      <style:table-properties style:width="16.903cm" table:align="right"/>
    </style:style>
    <style:style style:name="Tableau28.A" style:family="table-column">
      <style:table-column-properties style:column-width="16.903cm"/>
    </style:style>
    <style:style style:name="Tableau28.A1" style:family="table-cell">
      <style:table-cell-properties fo:padding="0.097cm" fo:border="0.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946d40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946d40" fo:padding="0.097cm" fo:border="none">
        <style:background-image/>
      </style:table-cell-properties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946d40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97cm" fo:border="0.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946d40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946d40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946d40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946d40" fo:padding="0.097cm" fo:border="none">
        <style:background-image/>
      </style:table-cell-properties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padding="0.097cm" fo:border="0.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946d40" fo:padding="0.097cm" fo:border="non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946d40" fo:padding="0.097cm" fo:border="none">
        <style:background-image/>
      </style:table-cell-properties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padding="0.097cm" fo:border="0.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946d40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padding="0.097cm" fo:border="0.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background-color="#946d40" fo:padding="0.097cm" fo:border="none">
        <style:background-image/>
      </style:table-cell-properties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946d40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3pt" fo:language="zxx" fo:country="none" officeooo:rsid="00059cc7" officeooo:paragraph-rsid="0006f210" fo:background-color="transparent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6f210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Monaspace Krypton" fo:font-size="10pt" fo:language="zxx" fo:country="none" officeooo:rsid="00098989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rsid="00098989" officeooo:paragraph-rsid="00098989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2" style:family="paragraph" style:parent-style-name="Standard">
      <style:paragraph-properties fo:text-align="start" style:justify-single-word="false"/>
      <style:text-properties style:font-name="Monaspace Krypton" fo:font-size="13pt" fo:language="zxx" fo:country="none" officeooo:rsid="000cb990" officeooo:paragraph-rsid="000cb990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e8e65" officeooo:paragraph-rsid="000e8e65" fo:background-color="transparent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Monaspace Krypton" fo:font-size="13pt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color="#5164ff" loext:opacity="100%" style:font-name="Monaspace Krypton" fo:font-size="13pt" fo:language="zxx" fo:country="none" officeooo:rsid="001480c6" officeooo:paragraph-rsid="001480c6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Monaspace Krypton" fo:font-size="10pt" officeooo:rsid="0015cb0a" officeooo:paragraph-rsid="0015cb0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Bahnschrift" fo:font-size="12pt" officeooo:rsid="001e0761" officeooo:paragraph-rsid="001e0761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050c5" officeooo:paragraph-rsid="002050c5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start" style:justify-single-word="false"/>
      <style:text-properties fo:color="#a070ca" loext:opacity="100%" style:font-name="Monaspace Krypton" fo:font-size="12pt" fo:language="zxx" fo:country="none" officeooo:rsid="001e0761" officeooo:paragraph-rsid="002050c5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1e0761" officeooo:paragraph-rsid="001e0761" style:font-size-asian="13pt" style:language-asian="zxx" style:country-asian="none" style:font-size-complex="13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e0761" officeooo:paragraph-rsid="001e0761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050c5" officeooo:paragraph-rsid="002050c5" fo:background-color="transparent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1e0761" fo:background-color="transparent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5cb0a" officeooo:paragraph-rsid="001fa9ec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fo:color="#ff0000" loext:opacity="100%" style:font-name="Monaspace Krypton" fo:font-size="10pt" fo:language="zxx" fo:country="none" fo:font-style="normal" officeooo:rsid="001fa9ec" officeooo:paragraph-rsid="001fa9e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050c5" style:font-size-asian="13pt" style:language-asian="zxx" style:country-asian="none" style:font-size-complex="13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5pt" fo:language="zxx" fo:country="none" officeooo:rsid="002050c5" officeooo:paragraph-rsid="002050c5" style:font-size-asian="13.1000003814697pt" style:language-asian="zxx" style:country-asian="none" style:font-size-complex="15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050c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050c5" style:font-size-asian="10pt" style:language-asian="zxx" style:country-asian="none" style:font-size-complex="10pt" style:language-complex="zxx" style:country-complex="none"/>
    </style:style>
    <style:style style:name="P58" style:family="paragraph">
      <loext:graphic-properties draw:fill-color="#784b04"/>
    </style:style>
    <style:style style:name="P59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050c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Monaspace Krypton" fo:font-size="10pt" officeooo:rsid="002222be" officeooo:paragraph-rsid="002222be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222be" officeooo:paragraph-rsid="002222be" fo:background-color="transparent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6e16a" style:font-size-asian="13pt" style:language-asian="zxx" style:country-asian="none" style:font-size-complex="13pt" style:language-complex="zxx" style:country-complex="none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2050c5" officeooo:paragraph-rsid="0026e16a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776c" officeooo:paragraph-rsid="002b776c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ccd05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ccd05" style:font-size-asian="10pt" style:language-asian="zxx" style:country-asian="none" style:font-size-complex="10pt" style:language-complex="zxx" style:country-complex="none"/>
    </style:style>
    <style:style style:name="P67" style:family="paragraph">
      <loext:graphic-properties draw:fill-color="#168253"/>
    </style:style>
    <style:style style:name="P68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ccd05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168253" loext:opacity="100%" style:font-name="Monaspace Krypton" fo:font-size="10pt" fo:language="zxx" fo:country="none" officeooo:rsid="002bac08" officeooo:paragraph-rsid="002ccd05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Monaspace Krypton" fo:font-size="15pt" style:font-size-asian="13.1000003814697pt" style:font-size-complex="15pt"/>
    </style:style>
    <style:style style:name="P71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2bac08" officeooo:paragraph-rsid="002bac08" style:font-size-asian="13pt" style:language-asian="zxx" style:country-asian="none" style:font-size-complex="13pt" style:language-complex="zxx" style:country-complex="none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ac08" officeooo:paragraph-rsid="002bac08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Bahnschrift" fo:font-size="12pt" officeooo:rsid="002ccd05" officeooo:paragraph-rsid="002ccd05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ccd05" officeooo:paragraph-rsid="002ccd05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90cc3" style:font-size-asian="13pt" style:language-asian="zxx" style:country-asian="none" style:font-size-complex="13pt" style:language-complex="zxx" style:country-complex="none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90cc3" officeooo:paragraph-rsid="00390cc3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90cc3" style:font-size-asian="10.5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90cc3" style:font-size-asian="8.75pt" style:language-asian="zxx" style:country-asian="none" style:font-size-complex="10pt" style:language-complex="zxx" style:country-complex="none"/>
    </style:style>
    <style:style style:name="P80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2e4b59" style:font-size-asian="13pt" style:language-asian="zxx" style:country-asian="none" style:font-size-complex="13pt" style:language-complex="zxx" style:country-complex="none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2e4b59" style:font-size-asian="10.5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2e4b59" style:font-size-asian="10.5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29c7" style:font-size-asian="8.75pt" style:language-asian="zxx" style:country-asian="none" style:font-size-complex="10pt" style:language-complex="zxx" style:country-complex="none"/>
    </style:style>
    <style:style style:name="P84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29c7" style:font-size-asian="13pt" style:language-asian="zxx" style:country-asian="none" style:font-size-complex="13pt" style:language-complex="zxx" style:country-complex="none"/>
    </style:style>
    <style:style style:name="P85" style:family="paragraph" style:parent-style-name="Standard">
      <style:paragraph-properties fo:text-align="start" style:justify-single-word="false"/>
      <style:text-properties fo:color="#946d40" loext:opacity="100%" style:font-name="Monaspace Krypton" fo:font-size="12pt" fo:language="zxx" fo:country="none" officeooo:rsid="003029c7" officeooo:paragraph-rsid="003029c7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29c7" style:font-size-asian="10.5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29c7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29c7" fo:background-color="transparent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eac4" style:font-size-asian="13pt" style:language-asian="zxx" style:country-asian="none" style:font-size-complex="13pt" style:language-complex="zxx" style:country-complex="none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eac4" style:font-size-asian="10.5pt" style:language-asian="zxx" style:country-asian="none" style:font-size-complex="12pt" style:language-complex="zxx" style:country-complex="none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0eac4" officeooo:paragraph-rsid="0030eac4" style:font-size-asian="10.5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eac4" style:font-size-asian="10.5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eac4" style:font-size-asian="8.75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eac4" fo:background-color="transparent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1b0ff" style:font-size-asian="11.3500003814697pt" style:language-asian="zxx" style:country-asian="none" style:font-size-complex="13pt" style:language-complex="zxx" style:country-complex="none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1b0ff" officeooo:paragraph-rsid="0031b0ff" style:font-size-asian="10.5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1b0ff" style:font-size-asian="10.5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1b0ff" style:font-size-asian="8.75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paragraph-properties fo:text-align="start" style:justify-single-word="false"/>
      <style:text-properties fo:color="#a1467e" loext:opacity="100%" style:font-name="Monaspace Krypton" fo:font-size="10pt" fo:language="zxx" fo:country="none" officeooo:rsid="0031b0ff" officeooo:paragraph-rsid="0031b0ff" style:font-size-asian="8.75pt" style:language-asian="zxx" style:country-asian="none" style:font-size-complex="10pt" style:language-complex="zxx" style:country-complex="none"/>
    </style:style>
    <style:style style:name="P100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35d3b" style:font-size-asian="11.3500003814697pt" style:language-asian="zxx" style:country-asian="none" style:font-size-complex="13pt" style:language-complex="zxx" style:country-complex="none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103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35d3b" style:font-size-asian="10.5pt" style:language-asian="zxx" style:country-asian="none" style:font-size-complex="12pt" style:language-complex="zxx" style:country-complex="none"/>
    </style:style>
    <style:style style:name="P104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35d3b" officeooo:paragraph-rsid="00335d3b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start" style:justify-single-word="false"/>
      <style:text-properties style:font-name="Bahnschrift" fo:font-size="10pt" fo:language="zxx" fo:country="none" officeooo:rsid="002050c5" officeooo:paragraph-rsid="00335d3b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35d3b" style:font-size-asian="8.75pt" style:language-asian="zxx" style:country-asian="none" style:font-size-complex="10pt" style:language-complex="zxx" style:country-complex="none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1b0ff" officeooo:paragraph-rsid="00335d3b" style:font-size-asian="8.75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paragraph-properties fo:text-align="start" style:justify-single-word="false"/>
      <style:text-properties fo:color="#00a933" loext:opacity="10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5ddca" style:font-size-asian="8.75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loext:opacity="0%" style:font-name="Bahnschrift" fo:font-size="12pt" officeooo:rsid="00348999" officeooo:paragraph-rsid="00348999" style:font-size-asian="10.5pt" style:font-size-complex="12pt"/>
    </style:style>
    <style:style style:name="P112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5ddca" officeooo:paragraph-rsid="0035ddca" style:font-size-asian="11.3500003814697pt" style:language-asian="zxx" style:country-asian="none" style:font-size-complex="13pt" style:language-complex="zxx" style:country-complex="none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335d3b" officeooo:paragraph-rsid="00348999" style:font-size-asian="11.3500003814697pt" style:language-asian="zxx" style:country-asian="none" style:font-size-complex="13pt" style:language-complex="zxx" style:country-complex="none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5ddca" officeooo:paragraph-rsid="0035ddca" style:font-size-asian="10.5pt" style:language-asian="zxx" style:country-asian="none" style:font-size-complex="12pt" style:language-complex="zxx" style:country-complex="none"/>
    </style:style>
    <style:style style:name="P115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5ddca" style:font-size-asian="10.5pt" style:language-asian="zxx" style:country-asian="none" style:font-size-complex="12pt" style:language-complex="zxx" style:country-complex="none"/>
    </style:style>
    <style:style style:name="P11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paragraph-properties fo:text-align="center" style:justify-single-word="false"/>
      <style:text-properties style:font-name="Bahnschrift" fo:font-size="12pt" officeooo:rsid="0037990a" officeooo:paragraph-rsid="0037990a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19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7990a" officeooo:paragraph-rsid="0037990a" style:font-size-asian="11.3500003814697pt" style:language-asian="zxx" style:country-asian="none" style:font-size-complex="13pt" style:language-complex="zxx" style:country-complex="none"/>
    </style:style>
    <style:style style:name="P120" style:family="paragraph" style:parent-style-name="Standard">
      <style:paragraph-properties fo:text-align="start" style:justify-single-word="false"/>
      <style:text-properties fo:color="#946d40" loext:opacity="100%" style:font-name="Monaspace Krypton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21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2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7990a" style:font-size-asian="10.5pt" style:language-asian="zxx" style:country-asian="none" style:font-size-complex="12pt" style:language-complex="zxx" style:country-complex="none"/>
    </style:style>
    <style:style style:name="P12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7990a" style:font-size-asian="8.75pt" style:language-asian="zxx" style:country-asian="none" style:font-size-complex="10pt" style:language-complex="zxx" style:country-complex="none"/>
    </style:style>
    <style:style style:name="P124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7990a" officeooo:paragraph-rsid="0037990a" style:font-size-asian="8.75pt" style:language-asian="zxx" style:country-asian="none" style:font-size-complex="10pt" style:language-complex="zxx" style:country-complex="non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7990a" fo:background-color="transparent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90cc3" officeooo:paragraph-rsid="00390cc3" style:font-size-asian="11.3500003814697pt" style:language-asian="zxx" style:country-asian="none" style:font-size-complex="13pt" style:language-complex="zxx" style:country-complex="none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90cc3" fo:background-color="transparent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90cc3" officeooo:paragraph-rsid="00390cc3" fo:background-color="transparent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fo:color="#946d40" loext:opacity="100%" style:font-name="Bahnschrift" fo:font-size="12pt" style:font-size-asian="10.5pt" style:font-size-complex="12pt"/>
    </style:style>
    <style:style style:name="P132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33" style:family="paragraph" style:parent-style-name="Table_20_Contents">
      <style:paragraph-properties fo:text-align="start" style:justify-single-word="false"/>
      <style:text-properties style:font-name="Monaspace Krypton" fo:font-size="13pt" style:font-size-asian="11.3500003814697pt" style:font-size-complex="13pt"/>
    </style:style>
    <style:style style:name="P134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99d6d" officeooo:paragraph-rsid="00399d6d" style:font-size-asian="11.3500003814697pt" style:language-asian="zxx" style:country-asian="none" style:font-size-complex="13pt" style:language-complex="zxx" style:country-complex="none"/>
    </style:style>
    <style:style style:name="P135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99d6d" officeooo:paragraph-rsid="00399d6d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3029c7"/>
    </style:style>
    <style:style style:name="T7" style:family="text">
      <style:text-properties officeooo:rsid="000e8e65"/>
    </style:style>
    <style:style style:name="T8" style:family="text">
      <style:text-properties fo:color="#000000" loext:opacity="100%" officeooo:rsid="0006f210"/>
    </style:style>
    <style:style style:name="T9" style:family="text">
      <style:text-properties fo:color="#000000" loext:opacity="100%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2" style:family="text">
      <style:text-properties fo:color="#a1467e" loext:opacity="100%" style:font-name="Monaspace Krypton" officeooo:rsid="0006f210" fo:background-color="transparent" loext:char-shading-value="0"/>
    </style:style>
    <style:style style:name="T13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4" style:family="text">
      <style:text-properties fo:color="#00a933" loext:opacity="100%" style:font-name="Monaspace Krypton"/>
    </style:style>
    <style:style style:name="T15" style:family="text">
      <style:text-properties fo:color="#00a933" loext:opacity="100%" style:font-name="Monaspace Krypton" officeooo:rsid="0006f210"/>
    </style:style>
    <style:style style:name="T16" style:family="text">
      <style:text-properties style:font-name="Monaspace Krypton"/>
    </style:style>
    <style:style style:name="T17" style:family="text">
      <style:text-properties fo:color="#000000" loext:opacity="100%" officeooo:rsid="00098989"/>
    </style:style>
    <style:style style:name="T18" style:family="text">
      <style:text-properties fo:color="#a1467e" loext:opacity="100%" officeooo:rsid="0006f210"/>
    </style:style>
    <style:style style:name="T19" style:family="text">
      <style:text-properties style:use-window-font-color="true" loext:opacity="0%" officeooo:rsid="0006f21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06f210"/>
    </style:style>
    <style:style style:name="T22" style:family="text">
      <style:text-properties fo:color="#5164ff" loext:opacity="100%" officeooo:rsid="00059cc7" fo:background-color="transparent" loext:char-shading-value="0"/>
    </style:style>
    <style:style style:name="T23" style:family="text">
      <style:text-properties fo:color="#a1467e" loext:opacity="100%" officeooo:rsid="0006f210" fo:background-color="transparent" loext:char-shading-value="0"/>
    </style:style>
    <style:style style:name="T24" style:family="text">
      <style:text-properties style:use-window-font-color="true" loext:opacity="0%" officeooo:rsid="0006f210" fo:background-color="transparent" loext:char-shading-value="0"/>
    </style:style>
    <style:style style:name="T25" style:family="text">
      <style:text-properties fo:color="#bf819e" loext:opacity="100%" officeooo:rsid="000894bf"/>
    </style:style>
    <style:style style:name="T26" style:family="text">
      <style:text-properties style:use-window-font-color="true" loext:opacity="0%" officeooo:rsid="000894bf"/>
    </style:style>
    <style:style style:name="T27" style:family="text">
      <style:text-properties fo:color="#729fcf" loext:opacity="100%" officeooo:rsid="00335d3b"/>
    </style:style>
    <style:style style:name="T28" style:family="text">
      <style:text-properties fo:color="#000000" loext:opacity="100%" officeooo:rsid="000894bf"/>
    </style:style>
    <style:style style:name="T29" style:family="text">
      <style:text-properties style:use-window-font-color="true" loext:opacity="0%" officeooo:rsid="00098989"/>
    </style:style>
    <style:style style:name="T30" style:family="text">
      <style:text-properties officeooo:rsid="0006f210"/>
    </style:style>
    <style:style style:name="T31" style:family="text">
      <style:text-properties fo:color="#5164ff" loext:opacity="100%" officeooo:rsid="0013b9ef" fo:background-color="transparent" loext:char-shading-value="0"/>
    </style:style>
    <style:style style:name="T32" style:family="text">
      <style:text-properties fo:color="#5164ff" loext:opacity="100%" fo:background-color="transparent" loext:char-shading-value="0"/>
    </style:style>
    <style:style style:name="T33" style:family="text">
      <style:text-properties fo:color="#000000" loext:opacity="100%" fo:background-color="transparent" loext:char-shading-value="0"/>
    </style:style>
    <style:style style:name="T34" style:family="text">
      <style:text-properties officeooo:rsid="000e76aa"/>
    </style:style>
    <style:style style:name="T35" style:family="text">
      <style:text-properties officeooo:rsid="0010b5c4"/>
    </style:style>
    <style:style style:name="T36" style:family="text">
      <style:text-properties style:font-name="Bahnschrift"/>
    </style:style>
    <style:style style:name="T37" style:family="text">
      <style:text-properties style:font-name="Bahnschrift" officeooo:rsid="000e76aa"/>
    </style:style>
    <style:style style:name="T38" style:family="text">
      <style:text-properties fo:color="#b85c00" loext:opacity="100%"/>
    </style:style>
    <style:style style:name="T39" style:family="text">
      <style:text-properties fo:color="#5164ff" loext:opacity="100%" officeooo:rsid="0013b9ef"/>
    </style:style>
    <style:style style:name="T40" style:family="text">
      <style:text-properties fo:color="#069a2e" loext:opacity="100%" fo:font-style="italic" officeooo:rsid="000fd6b5" style:font-style-asian="italic" style:font-style-complex="italic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style:use-window-font-color="true" loext:opacity="0%" fo:font-size="13pt" officeooo:rsid="0015cb0a" style:font-size-asian="13pt" style:font-size-complex="13pt"/>
    </style:style>
    <style:style style:name="T43" style:family="text">
      <style:text-properties officeooo:rsid="0015cb0a"/>
    </style:style>
    <style:style style:name="T44" style:family="text">
      <style:text-properties officeooo:rsid="001a6903"/>
    </style:style>
    <style:style style:name="T45" style:family="text">
      <style:text-properties fo:color="#ff8000" loext:opacity="100%"/>
    </style:style>
    <style:style style:name="T46" style:family="text">
      <style:text-properties fo:color="#50938a" loext:opacity="100%"/>
    </style:style>
    <style:style style:name="T47" style:family="text">
      <style:text-properties fo:color="#7b3d00" loext:opacity="100%"/>
    </style:style>
    <style:style style:name="T48" style:family="text">
      <style:text-properties officeooo:rsid="0018ed88"/>
    </style:style>
    <style:style style:name="T49" style:family="text">
      <style:text-properties fo:color="#a070ca" loext:opacity="100%"/>
    </style:style>
    <style:style style:name="T50" style:family="text">
      <style:text-properties fo:color="#00a933" loext:opacity="100%" style:font-name="Monaspace Krypton" officeooo:rsid="00098989" fo:background-color="transparent" loext:char-shading-value="0"/>
    </style:style>
    <style:style style:name="T51" style:family="text">
      <style:text-properties fo:color="#00a933" loext:opacity="100%" style:font-name="Monaspace Krypton" officeooo:rsid="0006f210" fo:background-color="transparent" loext:char-shading-value="0"/>
    </style:style>
    <style:style style:name="T52" style:family="text">
      <style:text-properties style:use-window-font-color="true" loext:opacity="0%" style:font-name="Monaspace Krypton" officeooo:rsid="00098989" fo:background-color="transparent" loext:char-shading-value="0"/>
    </style:style>
    <style:style style:name="T53" style:family="text">
      <style:text-properties fo:color="#a1467e" loext:opacity="100%"/>
    </style:style>
    <style:style style:name="T54" style:family="text">
      <style:text-properties fo:color="#b85c00" loext:opacity="100%" style:text-underline-style="wave" style:text-underline-width="auto" style:text-underline-color="#ff0000"/>
    </style:style>
    <style:style style:name="T55" style:family="text">
      <style:text-properties fo:color="#a1467e" loext:opacity="100%" fo:background-color="transparent" loext:char-shading-value="0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officeooo:rsid="002222be"/>
    </style:style>
    <style:style style:name="T58" style:family="text">
      <style:text-properties officeooo:rsid="00239356"/>
    </style:style>
    <style:style style:name="T59" style:family="text">
      <style:text-properties officeooo:rsid="002bac08"/>
    </style:style>
    <style:style style:name="T60" style:family="text">
      <style:text-properties fo:color="#813709" loext:opacity="100%" officeooo:rsid="002222be"/>
    </style:style>
    <style:style style:name="T61" style:family="text">
      <style:text-properties fo:color="#813709" loext:opacity="100%" officeooo:rsid="00239356"/>
    </style:style>
    <style:style style:name="T62" style:family="text">
      <style:text-properties fo:color="#3465a4" loext:opacity="100%"/>
    </style:style>
    <style:style style:name="T63" style:family="text">
      <style:text-properties fo:color="#00a933" loext:opacity="100%" style:font-name="Monaspace Krypton" fo:language="zxx" fo:country="none" officeooo:rsid="00098989" fo:background-color="transparent" loext:char-shading-value="0" style:language-asian="zxx" style:country-asian="none" style:language-complex="zxx" style:country-complex="none"/>
    </style:style>
    <style:style style:name="T64" style:family="text">
      <style:text-properties fo:color="#00a933" loext:opacity="100%" style:font-name="Monaspace Krypton" fo:language="zxx" fo:country="none" officeooo:rsid="0006f210" fo:background-color="transparent" loext:char-shading-value="0" style:language-asian="zxx" style:country-asian="none" style:language-complex="zxx" style:country-complex="none"/>
    </style:style>
    <style:style style:name="T65" style:family="text">
      <style:text-properties fo:color="#784b04" loext:opacity="100%"/>
    </style:style>
    <style:style style:name="T66" style:family="text">
      <style:text-properties fo:color="#3465a4" loext:opacity="100%" officeooo:rsid="00239356"/>
    </style:style>
    <style:style style:name="T67" style:family="text">
      <style:text-properties fo:color="#a070ca" loext:opacity="100%" officeooo:rsid="0026e16a"/>
    </style:style>
    <style:style style:name="T68" style:family="text">
      <style:text-properties officeooo:rsid="0026e16a"/>
    </style:style>
    <style:style style:name="T69" style:family="text">
      <style:text-properties fo:color="#a070ca" loext:opacity="100%" officeooo:rsid="002b776c"/>
    </style:style>
    <style:style style:name="T70" style:family="text">
      <style:text-properties style:use-window-font-color="true" loext:opacity="0%" officeooo:rsid="002b776c"/>
    </style:style>
    <style:style style:name="T71" style:family="text">
      <style:text-properties officeooo:rsid="002ccd05"/>
    </style:style>
    <style:style style:name="T72" style:family="text">
      <style:text-properties fo:color="#a070ca" loext:opacity="100%" officeooo:rsid="002ccd05"/>
    </style:style>
    <style:style style:name="T73" style:family="text">
      <style:text-properties officeooo:rsid="002e4b59"/>
    </style:style>
    <style:style style:name="T74" style:family="text">
      <style:text-properties officeooo:rsid="00390cc3"/>
    </style:style>
    <style:style style:name="T75" style:family="text">
      <style:text-properties style:use-window-font-color="true" loext:opacity="0%" officeooo:rsid="00390cc3"/>
    </style:style>
    <style:style style:name="T76" style:family="text">
      <style:text-properties fo:color="#946d40" loext:opacity="100%" officeooo:rsid="00390cc3"/>
    </style:style>
    <style:style style:name="T77" style:family="text">
      <style:text-properties fo:color="#00a933" loext:opacity="100%" style:font-name="Monaspace Krypton" officeooo:rsid="002bac08" fo:background-color="transparent" loext:char-shading-value="0" style:font-size-asian="10pt"/>
    </style:style>
    <style:style style:name="T78" style:family="text">
      <style:text-properties fo:color="#00a933" loext:opacity="100%" style:font-name="Monaspace Krypton" officeooo:rsid="00390cc3" fo:background-color="transparent" loext:char-shading-value="0" style:font-size-asian="10pt"/>
    </style:style>
    <style:style style:name="T79" style:family="text">
      <style:text-properties style:use-window-font-color="true" loext:opacity="0%" style:font-name="Monaspace Krypton" fo:background-color="transparent" loext:char-shading-value="0" style:font-size-asian="10pt"/>
    </style:style>
    <style:style style:name="T80" style:family="text">
      <style:text-properties fo:color="#946d40" loext:opacity="100%"/>
    </style:style>
    <style:style style:name="T81" style:family="text">
      <style:text-properties fo:color="#00a933" loext:opacity="100%" style:font-name="Monaspace Krypton" fo:background-color="transparent" loext:char-shading-value="0" style:font-size-asian="10pt"/>
    </style:style>
    <style:style style:name="T82" style:family="text">
      <style:text-properties fo:color="#946d40" loext:opacity="100%" style:font-name="Monaspace Krypton" officeooo:rsid="0031b0ff" fo:background-color="transparent" loext:char-shading-value="0" style:font-size-asian="10pt"/>
    </style:style>
    <style:style style:name="T83" style:family="text">
      <style:text-properties style:use-window-font-color="true" loext:opacity="0%" style:font-name="Monaspace Krypton" officeooo:rsid="0031b0ff" fo:background-color="transparent" loext:char-shading-value="0" style:font-size-asian="10pt"/>
    </style:style>
    <style:style style:name="T84" style:family="text">
      <style:text-properties officeooo:rsid="0030eac4"/>
    </style:style>
    <style:style style:name="T85" style:family="text">
      <style:text-properties fo:color="#946d40" loext:opacity="100%" officeooo:rsid="0030eac4"/>
    </style:style>
    <style:style style:name="T86" style:family="text">
      <style:text-properties officeooo:rsid="0031b0ff"/>
    </style:style>
    <style:style style:name="T87" style:family="text">
      <style:text-properties officeooo:rsid="00335d3b"/>
    </style:style>
    <style:style style:name="T88" style:family="text">
      <style:text-properties fo:color="#946d40" loext:opacity="100%" officeooo:rsid="0031b0ff"/>
    </style:style>
    <style:style style:name="T89" style:family="text">
      <style:text-properties style:use-window-font-color="true" loext:opacity="0%" officeooo:rsid="0031b0ff"/>
    </style:style>
    <style:style style:name="T90" style:family="text">
      <style:text-properties fo:color="#946d40" loext:opacity="100%" style:font-name="Monaspace Krypton" officeooo:rsid="003029c7" fo:background-color="transparent" loext:char-shading-value="0" style:font-size-asian="10pt"/>
    </style:style>
    <style:style style:name="T91" style:family="text">
      <style:text-properties style:use-window-font-color="true" loext:opacity="0%" style:font-name="Monaspace Krypton" officeooo:rsid="003029c7" fo:background-color="transparent" loext:char-shading-value="0" style:font-size-asian="10pt"/>
    </style:style>
    <style:style style:name="T92" style:family="text">
      <style:text-properties style:use-window-font-color="true" loext:opacity="0%" officeooo:rsid="00335d3b"/>
    </style:style>
    <style:style style:name="T93" style:family="text">
      <style:text-properties officeooo:rsid="00348999"/>
    </style:style>
    <style:style style:name="T94" style:family="text">
      <style:text-properties fo:color="#5983b0" loext:opacity="100%" style:font-name="Monaspace Krypton" officeooo:rsid="00348999"/>
    </style:style>
    <style:style style:name="T95" style:family="text">
      <style:text-properties officeooo:rsid="0035ddca"/>
    </style:style>
    <style:style style:name="T96" style:family="text">
      <style:text-properties fo:color="#5983b0" loext:opacity="100%"/>
    </style:style>
    <style:style style:name="T97" style:family="text">
      <style:text-properties fo:color="#946d40" loext:opacity="100%" officeooo:rsid="00335d3b"/>
    </style:style>
    <style:style style:name="T98" style:family="text">
      <style:text-properties fo:color="#00a933" loext:opacity="100%" style:font-name="Monaspace Krypton" officeooo:rsid="00335d3b" fo:background-color="transparent" loext:char-shading-value="0" style:font-size-asian="10pt"/>
    </style:style>
    <style:style style:name="T99" style:family="text">
      <style:text-properties style:use-window-font-color="true" loext:opacity="0%" style:font-name="Monaspace Krypton" officeooo:rsid="00335d3b" fo:background-color="transparent" loext:char-shading-value="0" style:font-size-asian="10pt"/>
    </style:style>
    <style:style style:name="T100" style:family="text">
      <style:text-properties fo:color="#55308d" loext:opacity="100%"/>
    </style:style>
    <style:style style:name="T101" style:family="text">
      <style:text-properties fo:color="#55308d" loext:opacity="100%" officeooo:rsid="0035ddca"/>
    </style:style>
    <style:style style:name="T102" style:family="text">
      <style:text-properties style:use-window-font-color="true" loext:opacity="0%" officeooo:rsid="0035ddca"/>
    </style:style>
    <style:style style:name="T103" style:family="text">
      <style:text-properties fo:color="#946d40" loext:opacity="100%" officeooo:rsid="0035ddca"/>
    </style:style>
    <style:style style:name="T104" style:family="text">
      <style:text-properties fo:color="#a1467e" loext:opacity="100%" officeooo:rsid="0035ddca"/>
    </style:style>
    <style:style style:name="T105" style:family="text">
      <style:text-properties officeooo:rsid="00399d6d"/>
    </style:style>
    <style:style style:name="T106" style:family="text">
      <style:text-properties fo:color="#946d40" loext:opacity="100%" style:font-name="Monaspace Krypton"/>
    </style:style>
    <style:style style:name="T107" style:family="text">
      <style:text-properties fo:background-color="transparent" loext:char-shading-value="0"/>
    </style:style>
    <style:style style:name="T108" style:family="text">
      <style:text-properties fo:color="#946d40" loext:opacity="100%" style:font-name="Monaspace Krypton" fo:background-color="transparent" loext:char-shading-value="0"/>
    </style:style>
    <style:style style:name="T109" style:family="text">
      <style:text-properties fo:color="#946d40" loext:opacity="100%" fo:background-color="transparent" loext:char-shading-value="0"/>
    </style:style>
    <style:style style:name="T110" style:family="text">
      <style:text-properties fo:color="#946d40" loext:opacity="100%" style:font-name="Monaspace Krypton" officeooo:rsid="0030eac4" style:font-size-asian="8.75pt"/>
    </style:style>
    <style:style style:name="T111" style:family="text">
      <style:text-properties style:font-name="Monaspace Krypton" style:font-size-asian="8.75pt"/>
    </style:style>
    <style:style style:name="T112" style:family="text">
      <style:text-properties style:font-name="Monaspace Krypton" officeooo:rsid="0031b0ff" style:font-size-asian="8.75pt"/>
    </style:style>
    <style:style style:name="T113" style:family="text">
      <style:text-properties fo:color="#a1467e" loext:opacity="100%" style:font-name="Monaspace Krypton" officeooo:rsid="003029c7" style:font-size-asian="8.75pt"/>
    </style:style>
    <style:style style:name="T114" style:family="text">
      <style:text-properties style:font-name="Monaspace Krypton" officeooo:rsid="003029c7" style:font-size-asian="8.75pt"/>
    </style:style>
    <style:style style:name="T115" style:family="text">
      <style:text-properties fo:color="#00a933" loext:opacity="100%" style:font-name="Monaspace Krypton" officeooo:rsid="003029c7" style:font-size-asian="8.75pt"/>
    </style:style>
    <style:style style:name="T116" style:family="text">
      <style:text-properties fo:color="#00a933" loext:opacity="100%" officeooo:rsid="002bac08"/>
    </style:style>
    <style:style style:name="T117" style:family="text">
      <style:text-properties fo:color="#00a933" loext:opacity="100%" officeooo:rsid="003029c7"/>
    </style:style>
    <style:style style:name="T118" style:family="text">
      <style:text-properties fo:color="#000000" loext:opacity="100%" style:font-name="Monaspace Krypton" officeooo:rsid="003029c7" style:font-size-asian="8.75pt"/>
    </style:style>
    <style:style style:name="gr1" style:family="graphic">
      <style:graphic-properties svg:stroke-color="#784b04" draw:fill-color="#784b04" draw:textarea-horizontal-align="justify" draw:textarea-vertical-align="middle" draw:auto-grow-height="false" fo:min-height="0.362cm" fo:min-width="0.333cm" loext:decorative="false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vg:stroke-color="#168253" draw:fill-color="#168253" draw:textarea-horizontal-align="justify" draw:textarea-vertical-align="middle" draw:auto-grow-height="false" fo:min-height="0.316cm" fo:min-width="0.288cm" loext:decorative="false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svg:stroke-color="#168253" draw:fill-color="#168253" draw:textarea-horizontal-align="justify" draw:textarea-vertical-align="middle" draw:auto-grow-height="false" fo:min-height="0.344cm" fo:min-width="0.323cm" loext:decorative="false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, </text:span><text:span text:style-name="T6">i</text:span>l peut être omis dans les programmes à un seul script</text:p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Exemple<text:span text:style-name="T7">s</text:span> d’utilisation :</text:p>
            <text:p text:style-name="P11"/>
            <text:p text:style-name="P12"><text:span text:style-name="T4">on </text:span><text:span text:style-name="T8">s</text:span><text:span text:style-name="T9">tart</text:span><text:span text:style-name="T10">:</text:span></text:p>
            <text:p text:style-name="P13"><text:span text:style-name="T11"><text:s text:c="2"/></text:span><text:span text:style-name="T12">print</text:span><text:span text:style-name="T13">(</text:span><text:span text:style-name="T14">"</text:span><text:span text:style-name="T15">Hello World !</text:span><text:span text:style-name="T14">"</text:span><text:span text:style-name="T16">)</text:span></text:p>
            <text:p text:style-name="P14">---------------------------------</text:p>
            <text:p text:style-name="P15"><text:span text:style-name="T4">on </text:span><text:span text:style-name="T17">(3 &lt; 1):</text:span></text:p>
            <text:p text:style-name="P16"><text:s text:c="2"/><text:span text:style-name="T18">print</text:span><text:span text:style-name="T19">(</text:span><text:span text:style-name="T20">"</text:span><text:span text:style-name="T21">Hello World !</text:span><text:span text:style-name="T20">"</text:span>)</text:p>
            <text:p text:style-name="P14">---------------------------------</text:p>
            <text:p text:style-name="P17"><text:span text:style-name="T22">on</text:span> timeout(45ms):</text:p>
            <text:p text:style-name="P17"><text:s text:c="2"/><text:span text:style-name="T23">print</text:span><text:span text:style-name="T24">(</text:span><text:span text:style-name="T20">"</text:span><text:span text:style-name="T21">Hello World !</text:span><text:span text:style-name="T20">"</text:span>)</text:p>
            <text:p text:style-name="P17">---------------------------------</text:p>
            <text:p text:style-name="P18"><text:span text:style-name="T4">on </text:span><text:span text:style-name="T25">broadcast</text:span><text:span text:style-name="T26">.Receive(</text:span><text:span text:style-name="T27">1</text:span><text:span text:style-name="T28">)</text:span><text:span text:style-name="T29">:</text:span></text:p>
            <text:p text:style-name="P19"><text:s text:c="2"/><text:span text:style-name="T18">print</text:span><text:span text:style-name="T30">(</text:span><text:span text:style-name="T20">"</text:span><text:span text:style-name="T21">Hello World !</text:span><text:span text:style-name="T20">"</text:span>)</text:p>
          </table:table-cell>
        </table:table-row>
      </table:table>
      <text:p text:style-name="P2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/>
          </table:table-cell>
        </table:table-row>
      </table:table>
      <text:p text:style-name="P20"/>
      <text:p text:style-name="P22"><text:span text:style-name="T31">halt</text:span><text:span text:style-name="T32"> </text:span><text:span text:style-name="T33">paramètre</text:span></text:p>
      <text:p text:style-name="P23"/>
      <text:p text:style-name="P24">Cesse prématurément l'exécution d'un script, de plusieurs scripts, ou de tout le programme, <text:span text:style-name="T34">tout seul, il cesse l'exécution du script d</text:span><text:span text:style-name="T35">ans lequel</text:span><text:span text:style-name="T34"> il est placé</text:span></text:p>
      <text:p text:style-name="P24"/>
      <text:p text:style-name="P25">Paramètres possibles :</text:p>
      <text:p text:style-name="P26">[scriptName, scriptName2, ...] <text:span text:style-name="T36">: Vise les scripts dont les noms sont spécifiés, </text:span><text:span text:style-name="T37">ces noms correspondent aux zones de scripts crées</text:span></text:p>
      <text:p text:style-name="P25"/>
      <text:p text:style-name="P26">program<text:span text:style-name="T36"> : Arrête le programme au complet</text:span></text:p>
      <text:p text:style-name="P25"/>
      <text:p text:style-name="P27">Rien : Arrête uniquement le script dans lequel il est placé</text:p>
      <text:p text:style-name="P2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9">Exemple d’utilisation :</text:p>
            <text:p text:style-name="P29"/>
            <text:p text:style-name="P30"><text:span text:style-name="T38">if</text:span> x &lt; 10 :</text:p>
            <text:p text:style-name="P30"><text:s text:c="2"/><text:span text:style-name="T38">raise</text:span><text:span text:style-name="T30">(</text:span><text:span text:style-name="T9">Warning,</text:span><text:span text:style-name="T20"> "Unexpected Value Detected !"</text:span><text:span text:style-name="T2">)</text:span></text:p>
            <text:p text:style-name="P30"><text:s text:c="2"/><text:span text:style-name="T39">halt</text:span> program <text:span text:style-name="T40">#Arrête le programme au complet</text:span></text:p>
          </table:table-cell>
        </table:table-row>
      </table:table>
      <text:p text:style-name="P2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28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31"/>
          </table:table-cell>
        </table:table-row>
      </table:table>
      <text:p text:style-name="P32"/>
      <text:p text:style-name="P33"><text:span text:style-name="T41">pause</text:span><text:span text:style-name="T42">(debug)</text:span><text:span text:style-name="T10"> </text:span></text:p>
      <text:p text:style-name="P34"/>
      <text:p text:style-name="P34">Met en pause l'éxécution du programme, et attend pour une frappe utilisateur (l'information sera envoyée dans la console) afin de reprendre l'éxécution, <text:span text:style-name="T43">elle est exclusivement utilisée en débug et n'aura aucun effet sur l'application principale</text:span></text:p>
      <text:p text:style-name="P34"/>
      <text:p text:style-name="P35">Prend un paramètre pour exécuter une action de debug dès que le programme est mis en pause, le résultat de la dite action sera visible dans la console <text:span text:style-name="T44">(les actions seront listés dans &lt;nom de la catégorie&gt;)</text:span></text:p>
      <text:p text:style-name="P3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6">Exemple d’utilisation :</text:p>
            <text:p text:style-name="P36"/>
            <text:p text:style-name="P37"><text:span text:style-name="T45">var</text:span> x <text:span text:style-name="T46">in R</text:span> = 45.6</text:p>
            <text:p text:style-name="P37"><text:span text:style-name="T45">var</text:span> y <text:span text:style-name="T46">in Z</text:span> = 39</text:p>
            <text:p text:style-name="P37"/>
            <text:p text:style-name="P37"><text:span text:style-name="T4">pause</text:span>(<text:span text:style-name="T47">variables</text:span><text:span text:style-name="T10">.Show</text:span>)</text:p>
          </table:table-cell>
          <table:table-cell table:style-name="Tableau8.B1" office:value-type="string">
            <text:p text:style-name="P37">CONSOLE OUTPUT :</text:p>
            <text:p text:style-name="P38">[PAUSE] DEBUG ACTIONS :</text:p>
            <text:p text:style-name="P39">-----------------------</text:p>
            <text:p text:style-name="P40">Variables :</text:p>
            <text:p text:style-name="P40">1. x (R) = 45.6</text:p>
            <text:p text:style-name="P40">2. y (Z) = 39</text:p>
            <text:p text:style-name="P41">-----------------------</text:p>
            <text:p text:style-name="P42">[END] <text:span text:style-name="T48">Press any key to continue...</text:span></text:p>
          </table:table-cell>
        </table:table-row>
      </table:table>
      <text:p text:style-name="P34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43">CATÉGORIE B : INITIALISATION D’UN PROGRAMME</text:p>
          </table:table-cell>
        </table:table-row>
      </table:table>
      <text:p text:style-name="P34"/>
      <text:p text:style-name="P44">Les instructions d'initialisation d'un programme permettent de définir le comportement général d'un programme, tel que la langue du programme, les librairies incluses, etc..</text:p>
      <text:p text:style-name="P44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/>
          </table:table-cell>
        </table:table-row>
      </table:table>
      <text:p text:style-name="P45"/>
      <text:p text:style-name="P46">lang <text:span text:style-name="T10">langue</text:span></text:p>
      <text:p text:style-name="P34"/>
      <text:p text:style-name="P47">Définit la langue du programme, le programme et les scripts associés devront être écrits dans cette langue, en l'absence de cette instruction, le programme sera écrit en anglais</text:p>
      <text:p text:style-name="P34"/>
      <text:p text:style-name="P47">La langue est écrite soit en entier (ex : english), soit en abrégé (ex : en)</text:p>
      <text:p text:style-name="P47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48">Exemples d’utilisation :</text:p>
            <text:p text:style-name="P48"/>
            <text:p text:style-name="P49"><text:span text:style-name="T49">lang</text:span> en</text:p>
            <text:p text:style-name="P49"/>
            <text:p text:style-name="P49"><text:span text:style-name="T38">if</text:span> x &lt; 10 :</text:p>
            <text:p text:style-name="P49"><text:s/><text:span text:style-name="T12">print</text:span><text:span text:style-name="T13">(</text:span><text:span text:style-name="T50">"</text:span><text:span text:style-name="T51">Hello World !</text:span><text:span text:style-name="T50">"</text:span><text:span text:style-name="T52">)</text:span></text:p>
            <text:p text:style-name="P50">-------------------------------</text:p>
            <text:p text:style-name="P49"><text:span text:style-name="T49">lang</text:span> fr</text:p>
            <text:p text:style-name="P49"/>
            <text:p text:style-name="P49"><text:span text:style-name="T38">si</text:span> x &lt; 10 :</text:p>
            <text:p text:style-name="P49"><text:s/><text:span text:style-name="T53">afficher</text:span>(<text:span text:style-name="T50">"</text:span><text:span text:style-name="T51">Hello World !</text:span><text:span text:style-name="T50">"</text:span><text:span text:style-name="T52">)</text:span></text:p>
          </table:table-cell>
          <table:table-cell table:style-name="Tableau11.A1" office:value-type="string">
            <text:p text:style-name="P48">A ne pas faire :</text:p>
            <text:p text:style-name="P48"/>
            <text:p text:style-name="P49"><text:span text:style-name="T49">lang</text:span> fr</text:p>
            <text:p text:style-name="P49"/>
            <text:p text:style-name="P49"><text:span text:style-name="T54">if</text:span> x &lt; 10 :</text:p>
            <text:p text:style-name="P49"><text:s/><text:span text:style-name="T55">afficher</text:span><text:span text:style-name="T13">(</text:span><text:span text:style-name="T50">"</text:span><text:span text:style-name="T51">Hello World !</text:span><text:span text:style-name="T50">"</text:span><text:span text:style-name="T52">)</text:span></text:p>
            <text:p text:style-name="P51"/>
            <text:p text:style-name="P52">CONSOLE OUTPUT :</text:p>
            <text:p text:style-name="P53">[ERROR] WrongLanguageException on line 3 : <text:span text:style-name="T56">if</text:span> x &lt; 10 (Expected french text, but got english)</text:p>
          </table:table-cell>
        </table:table-row>
      </table:table>
      <text:p text:style-name="P4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6"/>
          </table:table-cell>
        </table:table-row>
      </table:table>
      <text:p text:style-name="P47"/>
      <text:p text:style-name="P54"><text:span text:style-name="T49">using</text:span> lib<text:span text:style-name="T57">(params)</text:span></text:p>
      <text:p text:style-name="P55"/>
      <text:p text:style-name="P44">Permet d'importer et donc d'utiliser des librairies externes, des fonctions externes, ou d'autres fichiers du répértoire, <text:span text:style-name="T58">il est possible </text:span><text:span text:style-name="T59">d'appliquer des paramètres à ces fonctions</text:span></text:p>
      <text:p text:style-name="P44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6">Exemple d’utilisation</text:p>
            <text:p text:style-name="P56"/>
            <text:p text:style-name="P57"><text:span text:style-name="T49">using</text:span> broadcast<text:span text:style-name="T57">(</text:span><text:span text:style-name="T58">displayC</text:span><text:span text:style-name="T57">olor : </text:span><text:span text:style-name="T60">'#784</text:span><text:span text:style-name="T61">B</text:span><text:span text:style-name="T60">04'</text:span><text:span text:style-name="T57"><draw:custom-shape text:anchor-type="as-char" svg:y="-0.314cm" draw:z-index="0" draw:name="Forme 1" draw:style-name="gr1" draw:text-style-name="P58" svg:width="0.334cm" svg:height="0.362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59"/>
            <text:p text:style-name="P60"><text:span text:style-name="T62">string</text:span> message = <text:span text:style-name="T63">"</text:span><text:span text:style-name="T64">Hello World !</text:span><text:span text:style-name="T63">"</text:span></text:p>
            <text:p text:style-name="P61"><text:span text:style-name="T65">broadcast</text:span>.Emit(<text:span text:style-name="T58">1, </text:span><text:span text:style-name="T66">message</text:span><text:span text:style-name="T58">)</text:span></text:p>
          </table:table-cell>
        </table:table-row>
      </table:table>
      <text:p text:style-name="P44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6"/>
          </table:table-cell>
        </table:table-row>
      </table:table>
      <text:p text:style-name="P44"/>
      <text:p text:style-name="P62"><text:span text:style-name="T67">from </text:span>lib<text:span text:style-name="T67"> </text:span><text:span text:style-name="T49">using</text:span> <text:span text:style-name="T68">sub</text:span>lib<text:span text:style-name="T57">(params)</text:span></text:p>
      <text:p text:style-name="P63"/>
      <text:p text:style-name="P64">Permet d'utiliser des fonctionnalités spécifiques à une librairie, il est possible d'appliquer des paramètres à ces fonctions</text:p>
      <text:p text:style-name="P64"/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</text:span><text:span text:style-name="T69"> </text:span><text:span text:style-name="T49">using </text:span><text:span text:style-name="T70">file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68cm" draw:z-index="1" draw:name="Forme 3" draw:style-name="gr2" draw:text-style-name="P67" svg:width="0.288cm" svg:height="0.317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68"/>
            <text:p text:style-name="P69"><text:span text:style-name="T71">fileE</text:span>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64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70"/>
          </table:table-cell>
        </table:table-row>
      </table:table>
      <text:p text:style-name="P63"/>
      <text:p text:style-name="P71">as <text:span text:style-name="T10">name</text:span></text:p>
      <text:p text:style-name="P72"/>
      <text:p text:style-name="P72">Permet de donner un alias aux éléments utilisés, couramment utilisé pour renommer localement des librairies</text:p>
      <text:p text:style-name="P7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 </text:span><text:span text:style-name="T49">using </text:span><text:span text:style-name="T70">fileExplorer</text:span><text:span text:style-name="T58"> </text:span><text:span text:style-name="T72">as</text:span><text:span text:style-name="T71"> 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96cm" draw:z-index="2" draw:name="Forme 2" draw:style-name="gr3" draw:text-style-name="P67" svg:width="0.324cm" svg:height="0.345cm"><text:p/><draw:enhanced-geometry svg:viewBox="0 0 21600 21600" draw:type="rectangle" draw:enhanced-path="M 0 0 L 21600 0 21600 21600 0 21600 0 0 Z N"/></draw:custom-shape></text:span><text:span text:style-name="T58">)</text:span></text:p>
            <text:p text:style-name="P68"/>
            <text:p text:style-name="P69">e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72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"/>
          </table:table-cell>
        </table:table-row>
      </table:table>
      <text:p text:style-name="P72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73">CATÉGORIE C : CONTRÔLE DES FLUX</text:p>
          </table:table-cell>
        </table:table-row>
      </table:table>
      <text:p text:style-name="P72"/>
      <text:p text:style-name="P74">Le contrôle des flux consiste à orchestrer le déroulement d'un script ou d'un programme selon des valeurs, des actions, et autre..</text:p>
      <text:p text:style-name="P74"/>
      <text:p text:style-name="P74">Il existe plusieurs structures de contrôle :</text:p>
      <text:p text:style-name="P74">-&gt; Structures conditionnelles : Les instructions s'éxécutent selon une ou plusieurs conditions</text:p>
      <text:p text:style-name="P74"/>
      <text:p text:style-name="P74">-&gt; Structures itératives : Les instructions s'éxécutent un certain nombre de fois</text:p>
      <text:p text:style-name="P74"/>
      <text:p text:style-name="P74">-&gt; <text:span text:style-name="T73">Structures de branchement : Permet de choisir entre plusieurs parties d'un script</text:span></text:p>
      <text:p text:style-name="P74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6"/>
          </table:table-cell>
        </table:table-row>
      </table:table>
      <text:p text:style-name="P74"/>
      <text:p text:style-name="P75"><text:span text:style-name="T74">repeat</text:span> <text:span text:style-name="T75">fois</text:span></text:p>
      <text:p text:style-name="P76"/>
      <text:p text:style-name="P77">Cette structure itérative répète ses instructions associées un nombre défini de fois</text:p>
      <text:p text:style-name="P77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8">Exemple d’utilisation</text:p>
            <text:p text:style-name="P79"/>
            <text:p text:style-name="P79"><text:span text:style-name="T76">repeat</text:span> <text:span text:style-name="T74">10</text:span> :</text:p>
            <text:p text:style-name="P79"><text:s/><text:span text:style-name="T53">print</text:span>(<text:span text:style-name="T77">"</text:span><text:span text:style-name="T78">Hello World !</text:span><text:span text:style-name="T77">"</text:span><text:span text:style-name="T79">)</text:span></text:p>
          </table:table-cell>
        </table:table-row>
      </table:table>
      <text:p text:style-name="P77"/>
      <text:p text:style-name="P74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6"/>
          </table:table-cell>
        </table:table-row>
      </table:table>
      <text:p text:style-name="P74"/>
      <text:p text:style-name="P80">if <text:span text:style-name="T10">condition</text:span></text:p>
      <text:p text:style-name="P81"/>
      <text:p text:style-name="P81">Cette structure conditonnelle éxécute ses instructions associées quand le test affecté est vrai</text:p>
      <text:p text:style-name="P81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82">Exemple d’utilisation</text:p>
            <text:p text:style-name="P82"/>
            <text:p text:style-name="P83"><text:span text:style-name="T45">var</text:span> x = 3</text:p>
            <text:p text:style-name="P83"><text:span text:style-name="T45">var</text:span> y = 6</text:p>
            <text:p text:style-name="P83"/>
            <text:p text:style-name="P83"><text:span text:style-name="T80">if</text:span> y &gt; x :</text:p>
            <text:p text:style-name="P83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</table:table-cell>
        </table:table-row>
      </table:table>
      <text:p text:style-name="P81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6"/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able:table table:name="Tableau46" table:style-name="Tableau46">
        <table:table-column table:style-name="Tableau46.A"/>
        <text:soft-page-break/>
        <table:table-row>
          <table:table-cell table:style-name="Tableau46.A1" office:value-type="string">
            <text:p text:style-name="P6"/>
          </table:table-cell>
        </table:table-row>
      </table:table>
      <text:p text:style-name="P81"/>
      <text:p text:style-name="P84"><text:span text:style-name="T6">while</text:span><text:span text:style-name="T80"> </text:span><text:span text:style-name="T10">condition</text:span></text:p>
      <text:p text:style-name="P85"/>
      <text:p text:style-name="P86">Cette structure conditonnelle éxécute ses instructions associées <text:span text:style-name="T6">en continu tant que</text:span> le test affecté est vrai</text:p>
      <text:p text:style-name="P86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7">Exemple d’utilisation</text:p>
            <text:p text:style-name="P87"/>
            <text:p text:style-name="P83"><text:span text:style-name="T45">var</text:span> x = 3</text:p>
            <text:p text:style-name="P83"><text:span text:style-name="T45">var</text:span> y = 6</text:p>
            <text:p text:style-name="P83"/>
            <text:p text:style-name="P83"><text:span text:style-name="T80">while</text:span> y &gt; x :</text:p>
            <text:p text:style-name="P8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88"><text:s text:c="2"/><text:span text:style-name="T80">wait</text:span>(1s)</text:p>
          </table:table-cell>
        </table:table-row>
      </table:table>
      <text:p text:style-name="P86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6"/>
          </table:table-cell>
        </table:table-row>
      </table:table>
      <text:p text:style-name="P86"/>
      <text:p text:style-name="P89"><text:span text:style-name="T84">until</text:span> <text:span text:style-name="T10">condition</text:span></text:p>
      <text:p text:style-name="P90"/>
      <text:p text:style-name="P91">Cette structure conditionnelle éxécute ses instructions associées en continu jusqu'à ce que le test affecté est vrai</text:p>
      <text:p text:style-name="P91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92">Exemple d’utilisation</text:p>
            <text:p text:style-name="P92"/>
            <text:p text:style-name="P93"><text:span text:style-name="T45">var</text:span> x = 3</text:p>
            <text:p text:style-name="P93"><text:span text:style-name="T45">var</text:span> y = 6</text:p>
            <text:p text:style-name="P93"/>
            <text:p text:style-name="P93"><text:span text:style-name="T85">until</text:span> <text:span text:style-name="T86">x</text:span> &gt; <text:span text:style-name="T86">y</text:span> :</text:p>
            <text:p text:style-name="P9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94"><text:s text:c="2"/><text:span text:style-name="T80">wait</text:span>(1s)</text:p>
          </table:table-cell>
        </table:table-row>
      </table:table>
      <text:p text:style-name="P91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6"/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au27" table:style-name="Tableau27">
        <table:table-column table:style-name="Tableau27.A"/>
        <text:soft-page-break/>
        <table:table-row>
          <table:table-cell table:style-name="Tableau27.A1" office:value-type="string">
            <text:p text:style-name="P6"/>
          </table:table-cell>
        </table:table-row>
      </table:table>
      <text:p text:style-name="P91"/>
      <text:p text:style-name="P95">for <text:span text:style-name="T10">(var, condition, action)</text:span></text:p>
      <text:p text:style-name="P96"/>
      <text:p text:style-name="P96">Cette structure itérative <text:span text:style-name="T87">éxécute plusieurs fois ses instructions au dépend de la variable initiée, la condition de sortie, et l'action réalisée sur la variable à chaque éxécution</text:span></text:p>
      <text:p text:style-name="P96"/>
      <text:p text:style-name="P96">La boucle for classique se compose de trois éléments</text:p>
      <text:p text:style-name="P96"/>
      <text:p text:style-name="P96">-&gt; Une variable initialisée à un nombre de départ</text:p>
      <text:p text:style-name="P96">-&gt; Une condition de sortie prennant cette variable en compte</text:p>
      <text:p text:style-name="P96">-&gt; Une action réalisée sur cette variable à chaque itération</text:p>
      <text:p text:style-name="P96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97">Exemple d’utilisation</text:p>
            <text:p text:style-name="P97"/>
            <text:p text:style-name="P98"><text:span text:style-name="T88">for</text:span><text:span text:style-name="T86"> (var i = 0, i &gt; 10, i++)</text:span> :</text:p>
            <text:p text:style-name="P98"><text:s text:c="2"/><text:span text:style-name="T53">print</text:span><text:span text:style-name="T89">(i)</text:span></text:p>
            <text:p text:style-name="P99"><text:s text:c="2"/><text:span text:style-name="T90">wait</text:span><text:span text:style-name="T91">(</text:span><text:span text:style-name="T79">500m</text:span><text:span text:style-name="T91">s)</text:span></text:p>
          </table:table-cell>
        </table:table-row>
      </table:table>
      <text:p text:style-name="P96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6"/>
          </table:table-cell>
        </table:table-row>
      </table:table>
      <text:p text:style-name="P96"/>
      <text:p text:style-name="P100"><text:span text:style-name="T87">f</text:span>or<text:span text:style-name="T87">each </text:span><text:span text:style-name="T92">item </text:span><text:span text:style-name="T87">in</text:span><text:span text:style-name="T92"> liste[]</text:span></text:p>
      <text:p text:style-name="P101"/>
      <text:p text:style-name="P102">Cette structure itérative parcourt une liste et applique ses instructions dédiées à chaque objet de cette liste (relevé par l'indicateur <text:span text:style-name="T16">item</text:span>), <text:span text:style-name="T93">il est aussi possible de parcourir une chaîne de caractères (on utilise l'indicateur </text:span><text:span text:style-name="T94">char</text:span><text:span text:style-name="T93">)</text:span></text:p>
      <text:p text:style-name="P102"><text:span text:style-name="T36"/>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03">Exemple<text:span text:style-name="T95">s</text:span> d’utilisation</text:p>
            <text:p text:style-name="P103"/>
            <text:p text:style-name="P104"><text:span text:style-name="T96">list</text:span> foods[]</text:p>
            <text:p text:style-name="P104"/>
            <text:p text:style-name="P104">foods<text:span text:style-name="T96">.addItem</text:span>("Apple")</text:p>
            <text:p text:style-name="P104">foods<text:span text:style-name="T96">.addItem</text:span>("Peer")</text:p>
            <text:p text:style-name="P104">foods<text:span text:style-name="T96">.addItem</text:span>("Chocolate")</text:p>
            <text:p text:style-name="P105"/>
            <text:p text:style-name="P106"><text:span text:style-name="T97">foreach </text:span><text:span text:style-name="T92">food</text:span><text:span text:style-name="T97"> in </text:span><text:span text:style-name="T92">foods[]</text:span><text:span text:style-name="T97"> </text:span>:</text:p>
            <text:p text:style-name="P106"><text:s text:c="2"/><text:span text:style-name="T53">print</text:span><text:span text:style-name="T89">(</text:span><text:span text:style-name="T20">f</text:span><text:span text:style-name="T77">"</text:span><text:span text:style-name="T98">I ate</text:span><text:span text:style-name="T81"> </text:span><text:span text:style-name="T79">{</text:span><text:span text:style-name="T99">food</text:span><text:span text:style-name="T79">}</text:span><text:span text:style-name="T77">"</text:span><text:span text:style-name="T89">)</text:span></text:p>
            <text:p text:style-name="P107"/>
            <text:p text:style-name="P107">-------------------------</text:p>
            <text:p text:style-name="P107"/>
            <text:p text:style-name="P108"><text:span text:style-name="T100">string</text:span> text = <text:span text:style-name="T20">"TEST"</text:span></text:p>
            <text:p text:style-name="P109"/>
            <text:p text:style-name="P110"><text:span text:style-name="T97">foreach </text:span><text:span text:style-name="T101">char</text:span><text:span text:style-name="T97"> in </text:span><text:span text:style-name="T102">text</text:span><text:span text:style-name="T103"> </text:span>:</text:p>
            <text:p text:style-name="P110"><text:s text:c="2"/><text:span text:style-name="T104">print</text:span><text:span text:style-name="T95">(</text:span><text:span text:style-name="T101">char</text:span><text:span text:style-name="T95">)</text:span></text:p>
          </table:table-cell>
        </table:table-row>
      </table:table>
      <text:p text:style-name="P102"><text:span text:style-name="T36"/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11"/>
          </table:table-cell>
        </table:table-row>
      </table:table>
      <text:p text:style-name="P102"><text:span text:style-name="T36"/></text:p>
      <text:p text:style-name="P102"><text:span text:style-name="T36"/></text:p>
      <text:p text:style-name="P102"><text:span text:style-name="T36"/></text:p>
      <text:p text:style-name="P102"><text:span text:style-name="T36"/></text:p>
      <table:table table:name="Tableau32" table:style-name="Tableau32">
        <table:table-column table:style-name="Tableau32.A"/>
        <text:soft-page-break/>
        <table:table-row>
          <table:table-cell table:style-name="Tableau32.A1" office:value-type="string">
            <text:p text:style-name="P6"/>
          </table:table-cell>
        </table:table-row>
      </table:table>
      <text:p text:style-name="P102"><text:span text:style-name="T36"/></text:p>
      <text:p text:style-name="P112">switch <text:span text:style-name="T10">variable</text:span></text:p>
      <text:p text:style-name="P113"/>
      <text:p text:style-name="P114">Cette structure dite de branchement éxécute ses instructions associées selon la valeur de la variable passée, elle est associée à au moins une clause <text:span text:style-name="T16">case</text:span> et une clause <text:span text:style-name="T16">default</text:span>, clauses qui seront expliquées plus bas</text:p>
      <text:p text:style-name="P114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15">Exemple d’utilisation</text:p>
            <text:p text:style-name="P115"/>
            <text:p text:style-name="P116"><text:span text:style-name="T45">var</text:span> x = 10</text:p>
            <text:p text:style-name="P116"/>
            <text:p text:style-name="P116"><text:span text:style-name="T80">switch</text:span> x :</text:p>
            <text:p text:style-name="P116"><text:s text:c="2"/><text:span text:style-name="T80">case</text:span> 1 : <text:span text:style-name="T53">print</text:span>(<text:span text:style-name="T96">1</text:span>) <text:span text:style-name="T80">then</text:span> <text:span text:style-name="T80">break</text:span></text:p>
            <text:p text:style-name="P116"><text:s text:c="2"/><text:span text:style-name="T80">case</text:span> 10 : <text:span text:style-name="T53">print</text:span>(<text:span text:style-name="T96">10</text:span>) <text:span text:style-name="T80">then</text:span> <text:span text:style-name="T80">break</text:span></text:p>
            <text:p text:style-name="P116"><text:s text:c="2"/><text:span text:style-name="T80">default</text:span> : <text:span text:style-name="T53">print</text:span>(<text:span text:style-name="T20">"Nothing"</text:span>) <text:span text:style-name="T80">then</text:span> <text:span text:style-name="T80">break</text:span></text:p>
          </table:table-cell>
        </table:table-row>
      </table:table>
      <text:p text:style-name="P114"/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117">AJOUTS AUX STRUCTURES</text:p>
          </table:table-cell>
        </table:table-row>
      </table:table>
      <text:p text:style-name="P114"/>
      <text:p text:style-name="P118">Des mots clés supplémentaires peuvent être ajoutés aux structures <text:span text:style-name="T105">ou aux instructions </text:span>afin de pouvoir affiner ou altérer leur fonctionnement, <text:span text:style-name="T105">d'enchaîner les instructions, etc..</text:span></text:p>
      <text:p text:style-name="P118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6"/>
          </table:table-cell>
        </table:table-row>
      </table:table>
      <text:p text:style-name="P118"/>
      <text:p text:style-name="P119">do</text:p>
      <text:p text:style-name="P120"/>
      <text:p text:style-name="P118">Ce mot clé relié aux structures <text:span text:style-name="T106">while</text:span> et <text:span text:style-name="T106">until</text:span><text:span text:style-name="T80"> </text:span><text:span text:style-name="T107">spécifie que la boucle doit s'éxécuter au moins une fois sans prendre compte de la condition d'éxécution associée à celle ci, les mots clés </text:span><text:span text:style-name="T108">while</text:span><text:span text:style-name="T107"> et </text:span><text:span text:style-name="T108">until</text:span><text:span text:style-name="T109"> </text:span><text:span text:style-name="T107">seront ajoutés systématiquement en fin de boucle, le saut de ligne ici est purement visuel</text:span></text:p>
      <text:p text:style-name="P121"/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22">Exemple d’utilisation</text:p>
            <text:p text:style-name="P122"/>
            <text:p text:style-name="P123"><text:span text:style-name="T45">var</text:span> x = 3</text:p>
            <text:p text:style-name="P123"><text:span text:style-name="T45">var</text:span> y = 6</text:p>
            <text:p text:style-name="P123"/>
            <text:p text:style-name="P124"><text:span text:style-name="T80">do</text:span> :</text:p>
            <text:p text:style-name="P12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125"><text:s text:c="2"/><text:span text:style-name="T80">wait</text:span>(1s)</text:p>
            <text:p text:style-name="P125"/>
            <text:p text:style-name="P125"><text:span text:style-name="T110"><text:s text:c="2"/>until</text:span><text:span text:style-name="T111"> </text:span><text:span text:style-name="T112">x</text:span><text:span text:style-name="T111"> &gt; </text:span><text:span text:style-name="T112">y</text:span><text:span text:style-name="T111"> </text:span></text:p>
          </table:table-cell>
        </table:table-row>
      </table:table>
      <text:p text:style-name="P121"/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6"/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able:table table:name="Tableau40" table:style-name="Tableau40">
        <table:table-column table:style-name="Tableau40.A"/>
        <text:soft-page-break/>
        <table:table-row>
          <table:table-cell table:style-name="Tableau40.A1" office:value-type="string">
            <text:p text:style-name="P6"/>
          </table:table-cell>
        </table:table-row>
      </table:table>
      <text:p text:style-name="P121"/>
      <text:p text:style-name="P126">else</text:p>
      <text:p text:style-name="P76"/>
      <text:p text:style-name="P127">Cette structure complète les structures conditionnelles <text:span text:style-name="T106">if</text:span><text:span text:style-name="T80"> </text:span>et<text:span text:style-name="T80"> </text:span><text:span text:style-name="T106">while</text:span>, <text:span text:style-name="T9">elle apporte une précision sur quoi faire si la condition évaluée par la structure conditionnelle est fausse</text:span></text:p>
      <text:p text:style-name="P128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78">Exemple d’utilisation</text:p>
            <text:p text:style-name="P78"/>
            <text:p text:style-name="P79"><text:span text:style-name="T45">var</text:span> x = 3</text:p>
            <text:p text:style-name="P79"><text:span text:style-name="T45">var</text:span> y = 6</text:p>
            <text:p text:style-name="P79"/>
            <text:p text:style-name="P79"><text:span text:style-name="T80">if</text:span> y &gt; x :</text:p>
            <text:p text:style-name="P79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  <text:p text:style-name="P129"/>
            <text:p text:style-name="P130"><text:span text:style-name="T80">else</text:span> :</text:p>
            <text:p text:style-name="P130"><text:s/><text:span text:style-name="T113">print</text:span><text:span text:style-name="T114">(</text:span><text:span text:style-name="T115">f</text:span><text:span text:style-name="T116">"</text:span><text:span text:style-name="T6">{y}</text:span><text:span text:style-name="T117"> is </text:span><text:span text:style-name="T20">smaller</text:span><text:span text:style-name="T117"> than </text:span><text:span text:style-name="T6">{x}</text:span><text:span text:style-name="T116">"</text:span><text:span text:style-name="T6">)</text:span></text:p>
          </table:table-cell>
        </table:table-row>
      </table:table>
      <text:p text:style-name="P128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131"/>
          </table:table-cell>
        </table:table-row>
      </table:table>
      <text:p text:style-name="P128"/>
      <text:p text:style-name="P126">elif</text:p>
      <text:p text:style-name="P132"/>
      <text:p text:style-name="P128">Possède un comportement similaire que la structure <text:span text:style-name="T106">else</text:span>, avec comme possibilité de spécifier une autre condition (généralement contraire à celle évaluée auparavant)</text:p>
      <text:p text:style-name="P126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78">Exemple d’utilisation</text:p>
            <text:p text:style-name="P78"/>
            <text:p text:style-name="P79"><text:span text:style-name="T45">var</text:span> x = 3</text:p>
            <text:p text:style-name="P79"><text:span text:style-name="T45">var</text:span> y = 6</text:p>
            <text:p text:style-name="P79"/>
            <text:p text:style-name="P79"><text:span text:style-name="T80">if</text:span> y &gt; x :</text:p>
            <text:p text:style-name="P79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  <text:p text:style-name="P129"/>
            <text:p text:style-name="P130"><text:span text:style-name="T80">elif </text:span><text:span text:style-name="T118">y &lt; x</text:span> :</text:p>
            <text:p text:style-name="P130"><text:s/><text:span text:style-name="T113">print</text:span><text:span text:style-name="T114">(</text:span><text:span text:style-name="T115">f</text:span><text:span text:style-name="T116">"</text:span><text:span text:style-name="T6">{y}</text:span><text:span text:style-name="T117"> is </text:span><text:span text:style-name="T20">smaller</text:span><text:span text:style-name="T117"> than </text:span><text:span text:style-name="T6">{x}</text:span><text:span text:style-name="T116">"</text:span><text:span text:style-name="T6">)</text:span></text:p>
          </table:table-cell>
        </table:table-row>
      </table:table>
      <text:p text:style-name="P126"/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133"/>
          </table:table-cell>
        </table:table-row>
      </table:table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able:table table:name="Tableau48" table:style-name="Tableau48">
        <table:table-column table:style-name="Tableau48.A"/>
        <text:soft-page-break/>
        <table:table-row>
          <table:table-cell table:style-name="Tableau48.A1" office:value-type="string">
            <text:p text:style-name="P133"/>
          </table:table-cell>
        </table:table-row>
      </table:table>
      <text:p text:style-name="P126"/>
      <text:p text:style-name="P134">case <text:span text:style-name="T9">et</text:span> default</text:p>
      <text:p text:style-name="P135"/>
      <text:p text:style-name="P1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7T20:27:30.280624600</dc:date>
    <meta:editing-duration>PT8H31M12S</meta:editing-duration>
    <meta:editing-cycles>29</meta:editing-cycles>
    <meta:generator>LibreOffice/25.8.0.4$Windows_X86_64 LibreOffice_project/48f00303701489684e67c38c28aff00cd5929e67</meta:generator>
    <meta:document-statistic meta:table-count="48" meta:image-count="0" meta:object-count="0" meta:page-count="11" meta:paragraph-count="173" meta:word-count="1182" meta:character-count="7534" meta:non-whitespace-character-count="6471"/>
  </office:meta>
</office:document-meta>
</file>